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margin-top="0cm" fo:margin-bottom="0.353cm" style:contextual-spacing="false" fo:line-height="115%"/>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 style:family="paragraph" style:parent-style-name="Standard">
      <style:paragraph-properties fo:margin-left="0cm" fo:margin-right="0cm" fo:margin-top="0cm" fo:margin-bottom="0cm" style:contextual-spacing="false" fo:line-height="150%" fo:orphans="2" fo:widows="2" fo:text-indent="0cm" style:auto-text-indent="false" style:writing-mode="lr-tb"/>
      <style:text-properties fo:font-variant="normal" fo:text-transform="none" fo:color="#000000" loext:opacity="100%" style:text-line-through-style="none" style:text-line-through-type="none" style:font-name="sans-serif" fo:font-size="11.25pt" fo:letter-spacing="normal" fo:font-style="normal" style:text-underline-style="none" fo:font-weight="normal" style:text-blinking="false" fo:background-color="transparent" loext:padding="0.049cm" loext:border="0.06pt solid #000000"/>
    </style:style>
    <style:style style:name="P3" style:family="paragraph" style:parent-style-name="Horizontal_20_Line">
      <style:paragraph-properties fo:margin-top="0cm" fo:margin-bottom="0.353cm" style:contextual-spacing="false" fo:line-height="115%"/>
      <style:text-properties style:font-name="Calibri" fo:font-size="11pt" fo:language="en" fo:country="US" style:font-size-asian="11pt"/>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style:writing-mode="lr-tb"/>
      <style:text-properties fo:font-variant="normal" fo:text-transform="none" fo:color="#000000" loext:opacity="100%" style:text-line-through-style="none" style:text-line-through-type="none" style:font-name="sans-serif" fo:font-size="15pt" fo:letter-spacing="normal" fo:language="en" fo:country="US" fo:font-style="normal" style:text-underline-style="none" fo:font-weight="bold" style:text-blinking="false" fo:background-color="transparent" style:font-size-asian="11pt" loext:padding="0.049cm" loext:border="0.06pt solid #000000"/>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bold" style:text-blinking="false" fo:background-color="transparent" style:font-size-asian="11pt" loext:padding="0.049cm" loext:border="0.06pt solid #000000"/>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7" style:family="paragraph" style:parent-style-name="Text_20_body">
      <style:paragraph-properties fo:margin-left="0cm" fo:margin-right="0cm" fo:line-height="150%" fo:orphans="2" fo:widows="2" fo:text-indent="0cm" style:auto-text-indent="false"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bold" style:text-blinking="false" fo:background-color="transparent" style:font-size-asian="11pt" loext:padding="0.049cm" loext:border="0.06pt solid #000000"/>
    </style:style>
    <style:style style:name="P8" style:family="paragraph" style:parent-style-name="Text_20_body" style:list-style-name="L1">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9" style:family="paragraph" style:parent-style-name="Text_20_body" style:list-style-name="L1">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0" style:family="paragraph" style:parent-style-name="Text_20_body" style:list-style-name="L2">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1" style:family="paragraph" style:parent-style-name="Text_20_body" style:list-style-name="L3">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2" style:family="paragraph" style:parent-style-name="Text_20_body" style:list-style-name="L3">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3" style:family="paragraph" style:parent-style-name="Text_20_body" style:list-style-name="L4">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4" style:family="paragraph" style:parent-style-name="Text_20_body" style:list-style-name="L4">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5" style:family="paragraph" style:parent-style-name="Text_20_body" style:list-style-name="L5">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6" style:family="paragraph" style:parent-style-name="Text_20_body" style:list-style-name="L5">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7" style:family="paragraph" style:parent-style-name="Text_20_body" style:list-style-name="L6">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8" style:family="paragraph" style:parent-style-name="Text_20_body" style:list-style-name="L6">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19" style:family="paragraph" style:parent-style-name="Text_20_body" style:list-style-name="L7">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0" style:family="paragraph" style:parent-style-name="Text_20_body" style:list-style-name="L7">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1" style:family="paragraph" style:parent-style-name="Text_20_body" style:list-style-name="L8">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2" style:family="paragraph" style:parent-style-name="Text_20_body" style:list-style-name="L8">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3" style:family="paragraph" style:parent-style-name="Text_20_body" style:list-style-name="L9">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4" style:family="paragraph" style:parent-style-name="Text_20_body" style:list-style-name="L9">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5" style:family="paragraph" style:parent-style-name="Text_20_body" style:list-style-name="L10">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6" style:family="paragraph" style:parent-style-name="Text_20_body" style:list-style-name="L10">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7" style:family="paragraph" style:parent-style-name="Text_20_body" style:list-style-name="L11">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8" style:family="paragraph" style:parent-style-name="Text_20_body" style:list-style-name="L12">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29" style:family="paragraph" style:parent-style-name="Text_20_body" style:list-style-name="L12">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0" style:family="paragraph" style:parent-style-name="Text_20_body" style:list-style-name="L13">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1" style:family="paragraph" style:parent-style-name="Text_20_body" style:list-style-name="L13">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2" style:family="paragraph" style:parent-style-name="Text_20_body" style:list-style-name="L14">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3" style:family="paragraph" style:parent-style-name="Text_20_body" style:list-style-name="L14">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4" style:family="paragraph" style:parent-style-name="Text_20_body" style:list-style-name="L15">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5" style:family="paragraph" style:parent-style-name="Text_20_body" style:list-style-name="L15">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6" style:family="paragraph" style:parent-style-name="Text_20_body" style:list-style-name="L16">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7" style:family="paragraph" style:parent-style-name="Text_20_body" style:list-style-name="L16">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8" style:family="paragraph" style:parent-style-name="Text_20_body" style:list-style-name="L17">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39" style:family="paragraph" style:parent-style-name="Text_20_body" style:list-style-name="L17">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0" style:family="paragraph" style:parent-style-name="Text_20_body" style:list-style-name="L18">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1" style:family="paragraph" style:parent-style-name="Text_20_body" style:list-style-name="L18">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2" style:family="paragraph" style:parent-style-name="Text_20_body" style:list-style-name="L19">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3" style:family="paragraph" style:parent-style-name="Text_20_body" style:list-style-name="L19">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4" style:family="paragraph" style:parent-style-name="Text_20_body" style:list-style-name="L20">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5" style:family="paragraph" style:parent-style-name="Text_20_body" style:list-style-name="L20">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6" style:family="paragraph" style:parent-style-name="Text_20_body" style:list-style-name="L21">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7" style:family="paragraph" style:parent-style-name="Text_20_body" style:list-style-name="L21">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8" style:family="paragraph" style:parent-style-name="Text_20_body" style:list-style-name="L22">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49" style:family="paragraph" style:parent-style-name="Text_20_body" style:list-style-name="L22">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0" style:family="paragraph" style:parent-style-name="Text_20_body" style:list-style-name="L23">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1" style:family="paragraph" style:parent-style-name="Text_20_body" style:list-style-name="L24">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2" style:family="paragraph" style:parent-style-name="Text_20_body" style:list-style-name="L25">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3" style:family="paragraph" style:parent-style-name="Text_20_body" style:list-style-name="L25">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4" style:family="paragraph" style:parent-style-name="Text_20_body" style:list-style-name="L26">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5" style:family="paragraph" style:parent-style-name="Text_20_body" style:list-style-name="L26">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6" style:family="paragraph" style:parent-style-name="Text_20_body" style:list-style-name="L27">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7" style:family="paragraph" style:parent-style-name="Text_20_body" style:list-style-name="L27">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8" style:family="paragraph" style:parent-style-name="Text_20_body" style:list-style-name="L28">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59" style:family="paragraph" style:parent-style-name="Text_20_body" style:list-style-name="L29">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0" style:family="paragraph" style:parent-style-name="Text_20_body" style:list-style-name="L29">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1" style:family="paragraph" style:parent-style-name="Text_20_body" style:list-style-name="L30">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2" style:family="paragraph" style:parent-style-name="Text_20_body" style:list-style-name="L31">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3" style:family="paragraph" style:parent-style-name="Text_20_body" style:list-style-name="L31">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4" style:family="paragraph" style:parent-style-name="Text_20_body" style:list-style-name="L32">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5" style:family="paragraph" style:parent-style-name="Text_20_body" style:list-style-name="L32">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6" style:family="paragraph" style:parent-style-name="Text_20_body" style:list-style-name="L33">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7" style:family="paragraph" style:parent-style-name="Text_20_body" style:list-style-name="L33">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8" style:family="paragraph" style:parent-style-name="Text_20_body" style:list-style-name="L34">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69" style:family="paragraph" style:parent-style-name="Text_20_body" style:list-style-name="L34">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70" style:family="paragraph" style:parent-style-name="Text_20_body">
      <style:paragraph-properties fo:margin-left="0cm" fo:margin-right="0cm" fo:margin-top="0cm" fo:margin-bottom="0cm" style:contextual-spacing="false" fo:line-height="150%" fo:orphans="2" fo:widows="2" fo:text-indent="0cm" style:auto-text-indent="false" style:writing-mode="lr-tb"/>
      <style:text-properties fo:font-variant="normal" fo:text-transform="none" fo:color="#000000" loext:opacity="100%" style:text-line-through-style="none" style:text-line-through-type="none" style:font-name="sans-serif" fo:font-size="11.25pt" fo:letter-spacing="normal" fo:language="en" fo:country="US" fo:font-style="italic" style:text-underline-style="none" fo:font-weight="normal" style:text-blinking="false" fo:background-color="transparent" style:font-size-asian="11pt" loext:padding="0.049cm" loext:border="0.06pt solid #000000"/>
    </style:style>
    <style:style style:name="P71" style:family="paragraph" style:parent-style-name="Text_20_body">
      <style:paragraph-properties fo:margin-left="0cm" fo:margin-right="0cm" fo:line-height="150%" fo:orphans="2" fo:widows="2" fo:text-indent="0cm" style:auto-text-indent="false" style:writing-mode="lr-tb"/>
      <style:text-properties fo:font-variant="normal" fo:text-transform="none" fo:color="#000000" loext:opacity="100%" style:text-line-through-style="none" style:text-line-through-type="none" style:font-name="sans-serif" fo:font-size="15pt" fo:letter-spacing="normal" fo:language="en" fo:country="US" fo:font-style="normal" style:text-underline-style="none" fo:font-weight="bold" style:text-blinking="false" fo:background-color="transparent" style:font-size-asian="11pt" loext:padding="0.049cm" loext:border="0.06pt solid #000000"/>
    </style:style>
    <style:style style:name="P72" style:family="paragraph" style:parent-style-name="Text_20_body" style:list-style-name="L35">
      <loext:graphic-properties draw:fill="none" draw:fill-color="#ffffff"/>
      <style:paragraph-properties fo:margin-left="0cm" fo:margin-right="0cm" fo:margin-top="0cm" fo:margin-bottom="0cm" style:contextual-spacing="false"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73" style:family="paragraph" style:parent-style-name="Text_20_body" style:list-style-name="L35">
      <loext:graphic-properties draw:fill="none" draw:fill-color="#ffffff"/>
      <style:paragraph-properties fo:margin-left="0cm" fo:margin-right="0cm" fo:line-height="150%" fo:orphans="2" fo:widows="2" fo:text-indent="0cm" style:auto-text-indent="false" fo:background-color="transparent" style:writing-mode="lr-tb"/>
      <style:text-properties fo:font-variant="normal" fo:text-transform="none" fo:color="#000000" loext:opacity="100%" style:text-line-through-style="none" style:text-line-through-type="none" style:font-name="sans-serif" fo:font-size="11.25pt" fo:letter-spacing="normal" fo:language="en" fo:country="US" fo:font-style="normal" style:text-underline-style="none" fo:font-weight="normal" style:text-blinking="false" fo:background-color="transparent" style:font-size-asian="11pt" loext:padding="0.049cm" loext:border="0.06pt solid #000000"/>
    </style:style>
    <style:style style:name="P74" style:family="paragraph" style:parent-style-name="Standard">
      <style:paragraph-properties fo:margin-top="0cm" fo:margin-bottom="0.353cm" style:contextual-spacing="false" fo:line-height="115%"/>
      <style:text-properties style:font-name="Calibri" fo:font-size="11pt" fo:language="en" fo:country="US" style:font-size-asian="11pt"/>
    </style:style>
    <style:style style:name="T1" style:family="text">
      <style:text-properties style:font-name="Calibri" fo:font-size="11pt" fo:language="en" fo:country="US" style:font-size-asian="11pt"/>
    </style:style>
    <style:style style:name="T2" style:family="text">
      <style:text-properties fo:font-size="11pt"/>
    </style:style>
    <style:style style:name="T3" style:family="text">
      <style:text-properties fo:font-size="11pt" fo:font-weight="bold"/>
    </style:style>
    <style:style style:name="T4" style:family="text">
      <style:text-properties style:font-name="Calibri" fo:font-size="11pt"/>
    </style:style>
    <style:style style:name="T5" style:family="text">
      <style:text-properties fo:font-weight="bold"/>
    </style:style>
    <style:style style:name="T6" style:family="text">
      <style:text-properties fo:font-family="monospace"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Let’s update the </text:span><text:span text:style-name="T3">DuckDB Parquet Extension User Guide</text:span><text:span text:style-name="T4"> </text:span><text:span text:style-name="T2">to include browser-specific performance hints for Microsoft Edge, Google Chrome, and Opera. These hints will focus on maximizing performance, ensuring users can optimize their browser settings for the best experience with the extension. I’ll add a new subsection under the </text:span><text:span text:style-name="T3">Technical Notes</text:span><text:span text:style-name="T4"> </text:span><text:span text:style-name="T2">section, as this is the most relevant place for such technical guidance. The rest of the guide will remain as previously updated, with the new content seamlessly integrated.</text:span></text:p>
      <text:p text:style-name="P2">The performance hints will cover browser settings, extensions, and configurations that can enhance the extension’s performance, given its reliance on WebAssembly (DuckDB WASM), in-memory processing (Apache Arrow), and JavaScript execution. Since the extension processes data in the browser, optimizing CPU, memory, and JavaScript execution is key.</text:p>
      <text:p text:style-name="P2">Below is the updated user guide with the new <text:span text:style-name="T5">Browser Performance Hints</text:span> subsection added under <text:span text:style-name="T5">Technical Notes</text:span>.</text:p>
      <text:p text:style-name="P3"/>
      <text:p text:style-name="P4">DUCKDB PARQUET EXTENSION USER GUIDE, March 29, 2025</text:p>
      <text:p text:style-name="P5">For Non-Developers Using the Extension in Qlik Cloud</text:p>
      <text:p text:style-name="P5">March 29, 2025</text:p>
      <text:p text:style-name="P3"/>
      <text:p text:style-name="P4">1. Introduction</text:p>
      <text:p text:style-name="P6">The <text:span text:style-name="T5">DuckDB Parquet Extension</text:span> enables Qlik Cloud users to connect to public Parquet files, query them using DuckDB’s in-browser SQL engine, and display the results in an interactive, paginated table. This extension seamlessly integrates Qlik’s selection capabilities with DuckDB’s high-performance data processing, providing a fast and user-friendly way to explore data directly in your browser.</text:p>
      <text:p text:style-name="P7">Key Features</text:p>
      <text:list text:style-name="L1">
        <text:list-item>
          <text:p text:style-name="P8"><text:span text:style-name="T5">Load and Query Parquet Files</text:span>: Connect to publicly accessible Parquet files via URL and query them using DuckDB’s SQL engine.</text:p>
        </text:list-item>
        <text:list-item>
          <text:p text:style-name="P8"><text:soft-page-break/><text:span text:style-name="T5">Interactive Filtering</text:span>: Filter data using Qlik field selections, a manual search box, or custom SQL queries.</text:p>
        </text:list-item>
        <text:list-item>
          <text:p text:style-name="P8"><text:span text:style-name="T5">Paginated Table</text:span>: Display results with customizable row counts and pagination controls.</text:p>
        </text:list-item>
        <text:list-item>
          <text:p text:style-name="P8"><text:span text:style-name="T5">Pivot Tables</text:span>: Group data by multiple fields with collapsible levels for hierarchical analysis.</text:p>
        </text:list-item>
        <text:list-item>
          <text:p text:style-name="P8"><text:span text:style-name="T5">Sorting</text:span>: Sort data by columns, either across the entire table or within the current selection.</text:p>
        </text:list-item>
        <text:list-item>
          <text:p text:style-name="P8"><text:span text:style-name="T5">Column Statistics</text:span>: Analyze data quality with a "Stats" button to view metrics like null counts, unique values, and outliers.</text:p>
        </text:list-item>
        <text:list-item>
          <text:p text:style-name="P8"><text:span text:style-name="T5">Refresh Data</text:span>: Use the "Refresh Data" button to reload data from the Parquet file on demand.</text:p>
        </text:list-item>
        <text:list-item>
          <text:p text:style-name="P8"><text:span text:style-name="T5">KPIs</text:span>: Display key metrics such as total records, matched records, and unmatched records.</text:p>
        </text:list-item>
        <text:list-item>
          <text:p text:style-name="P8"><text:span text:style-name="T5">Customizable Appearance</text:span>: Adjust table styles, layout, and messages via the properties panel.</text:p>
        </text:list-item>
        <text:list-item>
          <text:p text:style-name="P8"><text:span text:style-name="T5">Theme Integration</text:span>: Automatically applies Qlik Sense’s theme for a consistent look and feel.</text:p>
        </text:list-item>
        <text:list-item>
          <text:p text:style-name="P8"><text:span text:style-name="T5">Accessibility</text:span>: Includes ARIA attributes (e.g., <text:span text:style-name="T6">aria-live</text:span>, <text:span text:style-name="T6">aria-label</text:span>) for better screen reader support.</text:p>
        </text:list-item>
        <text:list-item>
          <text:p text:style-name="P9"><text:span text:style-name="T5">Dedicated to Stuart Wannop</text:span>: A tribute to a Qlik Champion, with editable copyright and dedication text.</text:p>
        </text:list-item>
      </text:list>
      <text:p text:style-name="P6">This extension has been professionally developed with rigorous Qlik verifications, security checks, and user-friendly controls to ensure reliability and performance.</text:p>
      <text:p text:style-name="P3"/>
      <text:p text:style-name="P4">2. Installation</text:p>
      <text:p text:style-name="P7">Download the Extension</text:p>
      <text:list text:style-name="L2">
        <text:list-item>
          <text:p text:style-name="P10"><text:soft-page-break/>Obtain the extension ZIP file from your administrator or the source repository. The ZIP file includes the <text:span text:style-name="T6">duckdb2.js</text:span> script, <text:span text:style-name="T6">duckdb2.qext</text:span> configuration file, and required dependencies (e.g., DuckDB WASM and Apache Arrow libraries).</text:p>
        </text:list-item>
      </text:list>
      <text:p text:style-name="P7">Upload to Qlik Cloud</text:p>
      <text:list text:style-name="L3">
        <text:list-item>
          <text:p text:style-name="P11">Log in to Qlik Cloud.</text:p>
        </text:list-item>
        <text:list-item>
          <text:p text:style-name="P11">Navigate to the <text:span text:style-name="T5">Management Console</text:span> &gt; <text:span text:style-name="T5">Extensions</text:span> section.</text:p>
        </text:list-item>
        <text:list-item>
          <text:p text:style-name="P11">Click <text:span text:style-name="T5">Add</text:span>, then upload the ZIP file.</text:p>
        </text:list-item>
        <text:list-item>
          <text:p text:style-name="P12">Verify that the extension appears in the list as "DuckDB Parquet Extension."</text:p>
        </text:list-item>
      </text:list>
      <text:p text:style-name="P7">Add to a Sheet</text:p>
      <text:list text:style-name="L4">
        <text:list-item>
          <text:p text:style-name="P13">Open a Qlik app in Qlik Cloud.</text:p>
        </text:list-item>
        <text:list-item>
          <text:p text:style-name="P13">Edit a sheet and locate the <text:span text:style-name="T5">Custom Objects</text:span> panel.</text:p>
        </text:list-item>
        <text:list-item>
          <text:p text:style-name="P14">Drag the <text:span text:style-name="T5">DuckDB Parquet Extension</text:span> onto the sheet.</text:p>
        </text:list-item>
      </text:list>
      <text:p text:style-name="P3"/>
      <text:p text:style-name="P4">3. Configuration</text:p>
      <text:p text:style-name="P6">Configure the extension using the properties panel in Qlik Cloud. Below are the available sections and options, updated to reflect the latest features and controls.</text:p>
      <text:p text:style-name="P7">3.1 Data Source</text:p>
      <text:list text:style-name="L5">
        <text:list-item>
          <text:p text:style-name="P15"><text:span text:style-name="T5">Data Files</text:span>:</text:p>
          <text:list>
            <text:list-item>
              <text:p text:style-name="P15"><text:span text:style-name="T5">File URL</text:span>: Enter the full URL to a publicly accessible file (e.g., <text:span text:style-name="T6">https://example.com/data.parquet</text:span>). Supports Parquet, CSV, JSON, and Arrow formats.</text:p>
            </text:list-item>
            <text:list-item>
              <text:p text:style-name="P15"><text:span text:style-name="T5">File Type</text:span>: Select the file type (Parquet, CSV, JSON, or Arrow) from the dropdown.</text:p>
            </text:list-item>
            <text:list-item>
              <text:p text:style-name="P15"><text:span text:style-name="T5">File Name (optional)</text:span>: Specify a custom name for the file. If blank, it’s derived from the URL.</text:p>
            </text:list-item>
            <text:list-item>
              <text:p text:style-name="P15"><text:soft-page-break/><text:span text:style-name="T5">Add Multiple Files</text:span>: Click "Add" to include additional files; the extension will union them into a single dataset.</text:p>
            </text:list-item>
          </text:list>
        </text:list-item>
        <text:list-item>
          <text:p text:style-name="P16"><text:span text:style-name="T5">Show Filtered Record Count</text:span>: Toggle to display counts of matched and unmatched records based on Qlik selections (default: On).</text:p>
        </text:list-item>
      </text:list>
      <text:p text:style-name="P7">3.2 Dependencies</text:p>
      <text:list text:style-name="L6">
        <text:list-item>
          <text:p text:style-name="P17"><text:span text:style-name="T5">DuckDB WASM URL</text:span>: URL to the DuckDB WASM file (e.g., <text:span text:style-name="T6">https://cdn.jsdelivr.net/npm/duckdb-wasm@1.0.0/dist/duckdb.wasm</text:span>). Must start with <text:span text:style-name="T6">https://</text:span>.</text:p>
        </text:list-item>
        <text:list-item>
          <text:p text:style-name="P17"><text:span text:style-name="T5">DuckDB Worker URL</text:span>: URL to the DuckDB Worker script (e.g., <text:span text:style-name="T6">https://cdn.jsdelivr.net/npm/duckdb-wasm@1.0.0/dist/duckdb-browser.worker.js</text:span>). Must start with <text:span text:style-name="T6">https://</text:span>.</text:p>
        </text:list-item>
        <text:list-item>
          <text:p text:style-name="P17"><text:span text:style-name="T5">Arrow JS URL</text:span>: URL to the Apache Arrow library (e.g., <text:span text:style-name="T6">https://cdn.jsdelivr.net/npm/apache-arrow@12.0.0/arrow.min.js</text:span>). Must start with <text:span text:style-name="T6">https://</text:span>.</text:p>
        </text:list-item>
        <text:list-item>
          <text:p text:style-name="P18"><text:span text:style-name="T5">Security Note</text:span>: The extension validates that all URLs use <text:span text:style-name="T6">https://</text:span> to ensure secure connections. Missing or invalid URLs will display an error message: "Error: Missing DuckDB or Arrow library URLs. Please configure them in the Dependencies section."</text:p>
        </text:list-item>
      </text:list>
      <text:p text:style-name="P7">3.3 Settings</text:p>
      <text:list text:style-name="L7">
        <text:list-item>
          <text:p text:style-name="P19"><text:span text:style-name="T5">Query Timeout (ms)</text:span>: Set the maximum time for queries to run (default: 60,000 ms; range: 1,000–120,000 ms). Prevents long-running queries from hanging.</text:p>
        </text:list-item>
        <text:list-item>
          <text:p text:style-name="P19"><text:span text:style-name="T5">Max RAM (GB)</text:span>: Limit the memory DuckDB can use (default: 4 GB; range: 1–32 GB). Files exceeding this limit trigger a confirmation prompt.</text:p>
        </text:list-item>
        <text:list-item>
          <text:p text:style-name="P19"><text:span text:style-name="T5">Enable Debug Logging</text:span>: Toggle to enable detailed console logs for troubleshooting (default: Off). Recommended for administrators only.</text:p>
        </text:list-item>
        <text:list-item>
          <text:p text:style-name="P19"><text:span text:style-name="T5">Max Pivot Fields</text:span>: Set the maximum number of pivot fields (default: 3; range: 1–10).</text:p>
        </text:list-item>
        <text:list-item>
          <text:p text:style-name="P19"><text:soft-page-break/><text:span text:style-name="T5">Max Custom Query Rows</text:span>: Limit the number of rows returned by custom SQL queries (default: 0, meaning no limit).</text:p>
        </text:list-item>
        <text:list-item>
          <text:p text:style-name="P19"><text:span text:style-name="T5">Sort Scope</text:span>: Choose whether sorting applies to the entire table or only selected records (default: Selected Records).</text:p>
        </text:list-item>
        <text:list-item>
          <text:p text:style-name="P20"><text:span text:style-name="T5">Loading Message</text:span>: Customize the message shown during data loading (default: "Enjoy this extension. During data load Take a moment to reflect whilst your data loads.").</text:p>
        </text:list-item>
      </text:list>
      <text:p text:style-name="P7">3.4 Pagination</text:p>
      <text:list text:style-name="L8">
        <text:list-item>
          <text:p text:style-name="P21"><text:span text:style-name="T5">Rows per Page</text:span>: Set the default number of rows per table page (default: 25).</text:p>
        </text:list-item>
        <text:list-item>
          <text:p text:style-name="P22"><text:span text:style-name="T5">Note</text:span>: Pagination is disabled when using pivot tables.</text:p>
        </text:list-item>
      </text:list>
      <text:p text:style-name="P7">3.5 Appearance</text:p>
      <text:list text:style-name="L9">
        <text:list-item>
          <text:p text:style-name="P23"><text:span text:style-name="T5">General</text:span>:</text:p>
          <text:list>
            <text:list-item>
              <text:p text:style-name="P23"><text:span text:style-name="T5">Show Titles</text:span>: Toggle to enable Qlik Sense’s native rendering of the title, subtitle, and footnote (default: On). When enabled, these are displayed outside the extension object.</text:p>
            </text:list-item>
            <text:list-item>
              <text:p text:style-name="P23"><text:span text:style-name="T5">Title</text:span>: Set the title (default: "Data Explorer"). Supports Qlik expressions (e.g., <text:span text:style-name="T6">=Count(Distinct Region)</text:span>).</text:p>
            </text:list-item>
            <text:list-item>
              <text:p text:style-name="P23"><text:span text:style-name="T5">Subtitle</text:span>: Set the subtitle (default: blank). Supports Qlik expressions.</text:p>
            </text:list-item>
            <text:list-item>
              <text:p text:style-name="P23"><text:span text:style-name="T5">Footnote</text:span>: Set the footnote (default: blank). Supports Qlik expressions.</text:p>
            </text:list-item>
          </text:list>
        </text:list-item>
        <text:list-item>
          <text:p text:style-name="P23"><text:span text:style-name="T5">Styles</text:span>:</text:p>
          <text:list>
            <text:list-item>
              <text:p text:style-name="P23"><text:span text:style-name="T5">Container Padding</text:span>: Padding around the table (default: 10px).</text:p>
            </text:list-item>
            <text:list-item>
              <text:p text:style-name="P23"><text:span text:style-name="T5">KPI Margin Bottom</text:span>: Space below KPI stats (default: 10px).</text:p>
            </text:list-item>
            <text:list-item>
              <text:p text:style-name="P23"><text:span text:style-name="T5">KPI Font Weight</text:span>: Font weight for KPIs (default: bold).</text:p>
            </text:list-item>
            <text:list-item>
              <text:p text:style-name="P23"><text:span text:style-name="T5">KPI Color</text:span>: Text color for KPIs (default: #333).</text:p>
            </text:list-item>
            <text:list-item>
              <text:p text:style-name="P23"><text:span text:style-name="T5">Table Max Height</text:span>: Maximum table height (default: 600px).</text:p>
            </text:list-item>
            <text:list-item>
              <text:p text:style-name="P23"><text:span text:style-name="T5">Table Max Width</text:span>: Maximum table width (default: 100%).</text:p>
            </text:list-item>
            <text:list-item>
              <text:p text:style-name="P23"><text:soft-page-break/><text:span text:style-name="T5">Table Border</text:span>: Border style for the table (default: 1px solid #ccc).</text:p>
            </text:list-item>
            <text:list-item>
              <text:p text:style-name="P23"><text:span text:style-name="T5">Header Border</text:span>: Border for table headers (default: 1px solid black).</text:p>
            </text:list-item>
            <text:list-item>
              <text:p text:style-name="P23"><text:span text:style-name="T5">Header Padding</text:span>: Padding for headers (default: 8px).</text:p>
            </text:list-item>
            <text:list-item>
              <text:p text:style-name="P23"><text:span text:style-name="T5">Header Background</text:span>: Background color for headers (default: #f5f5f5).</text:p>
            </text:list-item>
            <text:list-item>
              <text:p text:style-name="P23"><text:span text:style-name="T5">Cell Border</text:span>: Border for table cells (default: 1px solid black).</text:p>
            </text:list-item>
            <text:list-item>
              <text:p text:style-name="P23"><text:span text:style-name="T5">Cell Padding</text:span>: Padding for cells (default: 8px).</text:p>
            </text:list-item>
            <text:list-item>
              <text:p text:style-name="P23"><text:span text:style-name="T5">Button Margin Top</text:span>: Space above pagination buttons (default: 10px).</text:p>
            </text:list-item>
            <text:list-item>
              <text:p text:style-name="P23"><text:span text:style-name="T5">Button Border</text:span>: Border style for buttons (default: 1px solid black).</text:p>
            </text:list-item>
            <text:list-item>
              <text:p text:style-name="P24"><text:span text:style-name="T5">Bold First Pivot Count</text:span>: Toggle to bold the count column in single-level pivot tables (default: On).</text:p>
            </text:list-item>
          </text:list>
        </text:list-item>
      </text:list>
      <text:p text:style-name="P7">3.6 Field Mappings</text:p>
      <text:list text:style-name="L10">
        <text:list-item>
          <text:p text:style-name="P25"><text:span text:style-name="T5">Qlik Field Name</text:span>: The field name in your Qlik app (e.g., <text:span text:style-name="T6">Region</text:span>).</text:p>
        </text:list-item>
        <text:list-item>
          <text:p text:style-name="P25"><text:span text:style-name="T5">Data Column Name</text:span>: The corresponding column in the file (e.g., <text:span text:style-name="T6">region_name</text:span>). Case-sensitive.</text:p>
        </text:list-item>
        <text:list-item>
          <text:p text:style-name="P26"><text:span text:style-name="T5">Add Multiple Mappings</text:span>: Click "Add Mapping" to link additional fields. If no mappings are defined, a warning appears: "No Qlik field mappings defined—running as standalone query tool."</text:p>
        </text:list-item>
      </text:list>
      <text:p text:style-name="P7">3.7 Search Settings</text:p>
      <text:list text:style-name="L11">
        <text:list-item>
          <text:p text:style-name="P27"><text:span text:style-name="T5">Search Placeholder</text:span>: Text shown in the search box (default: "Search or enter SQL query").</text:p>
        </text:list-item>
      </text:list>
      <text:p text:style-name="P7">3.8 Copyright &amp; Dedication</text:p>
      <text:list text:style-name="L12">
        <text:list-item>
          <text:p text:style-name="P28"><text:span text:style-name="T5">Tribute</text:span>: Dedication message (default: "This Qlik Extension is shared in memory of Stuart Wannop").</text:p>
        </text:list-item>
        <text:list-item>
          <text:p text:style-name="P28"><text:span text:style-name="T5">Description</text:span>: Additional context (default: "A Qlik Champion who would have enjoyed seeing this type of embedded object").</text:p>
        </text:list-item>
        <text:list-item>
          <text:p text:style-name="P28"><text:soft-page-break/><text:span text:style-name="T5">Disclaimer</text:span>: Legal note (default: "Use of this extension is entirely at your own risk; no warranties are implied or inferred").</text:p>
        </text:list-item>
        <text:list-item>
          <text:p text:style-name="P29"><text:span text:style-name="T5">Note</text:span>: This section is displayed at the bottom of the extension, below the table.</text:p>
        </text:list-item>
      </text:list>
      <text:p text:style-name="P3"/>
      <text:p text:style-name="P4">4. Usage</text:p>
      <text:p text:style-name="P7">Add the Extension</text:p>
      <text:list text:style-name="L13">
        <text:list-item>
          <text:p text:style-name="P30">Drag the <text:span text:style-name="T5">DuckDB Parquet Extension</text:span> onto a sheet in your Qlik app.</text:p>
        </text:list-item>
        <text:list-item>
          <text:p text:style-name="P31">Resize the object as needed to fit your layout.</text:p>
        </text:list-item>
      </text:list>
      <text:p text:style-name="P7">Configure</text:p>
      <text:list text:style-name="L14">
        <text:list-item>
          <text:p text:style-name="P32">In the properties panel, enter the file URL under <text:span text:style-name="T5">Data Source</text:span> (e.g., <text:span text:style-name="T6">https://example.com/data.parquet</text:span>).</text:p>
        </text:list-item>
        <text:list-item>
          <text:p text:style-name="P32">Set the file type (e.g., Parquet, CSV, JSON, or Arrow).</text:p>
        </text:list-item>
        <text:list-item>
          <text:p text:style-name="P32">Add field mappings to link Qlik fields to file columns (e.g., Qlik field <text:span text:style-name="T6">Region</text:span> to Parquet column <text:span text:style-name="T6">region_name</text:span>).</text:p>
        </text:list-item>
        <text:list-item>
          <text:p text:style-name="P33">Adjust settings like rows per page, styles, and query timeout as needed.</text:p>
        </text:list-item>
      </text:list>
      <text:p text:style-name="P7">Interact</text:p>
      <text:list text:style-name="L15">
        <text:list-item>
          <text:p text:style-name="P34"><text:span text:style-name="T5">Refresh Data Button</text:span>: Click to reload data from the file. The button temporarily changes to "Refreshing..." during the operation.</text:p>
        </text:list-item>
        <text:list-item>
          <text:p text:style-name="P34"><text:span text:style-name="T5">Search Box</text:span>:</text:p>
          <text:list>
            <text:list-item>
              <text:p text:style-name="P34">Type a search term and press Enter to filter across mapped fields (e.g., "West" to filter rows containing "West").</text:p>
            </text:list-item>
            <text:list-item>
              <text:p text:style-name="P34">Alternatively, enter a SQL query (e.g., <text:span text:style-name="T6">SELECT * FROM all_data WHERE region_name = 'West'</text:span>) and press Enter to execute it.</text:p>
            </text:list-item>
          </text:list>
        </text:list-item>
        <text:list-item>
          <text:p text:style-name="P34"><text:span text:style-name="T5">Pivot Tables</text:span>:</text:p>
          <text:list>
            <text:list-item>
              <text:p text:style-name="P34">Click "Add Pivot" to group data by a field (e.g., <text:span text:style-name="T6">region_name</text:span>).</text:p>
            </text:list-item>
            <text:list-item>
              <text:p text:style-name="P34"><text:soft-page-break/>Add up to the maximum pivot fields (default: 3) to create a hierarchical view.</text:p>
            </text:list-item>
            <text:list-item>
              <text:p text:style-name="P34">Click the <draw:frame draw:style-name="fr1" draw:name="Image1" text:anchor-type="as-char" svg:width="2cm" svg:height="1cm" draw:z-index="0"><draw:image xlink:href="https://abs-0.twimg.com/emoji/v2/svg/25b6.svg" xlink:type="simple" xlink:show="embed" xlink:actuate="onLoad"/><svg:title>▶</svg:title></draw:frame>/▼ icons to expand or collapse levels.</text:p>
            </text:list-item>
          </text:list>
        </text:list-item>
        <text:list-item>
          <text:p text:style-name="P34"><text:span text:style-name="T5">Sorting</text:span>:</text:p>
          <text:list>
            <text:list-item>
              <text:p text:style-name="P34">Click a column header to sort by that column.</text:p>
            </text:list-item>
            <text:list-item>
              <text:p text:style-name="P34">Click again to toggle between ascending and descending order.</text:p>
            </text:list-item>
            <text:list-item>
              <text:p text:style-name="P34">Sorting scope (entire table or selected records) is set in the properties panel.</text:p>
            </text:list-item>
          </text:list>
        </text:list-item>
        <text:list-item>
          <text:p text:style-name="P34"><text:span text:style-name="T5">Stats Button</text:span>:</text:p>
          <text:list>
            <text:list-item>
              <text:p text:style-name="P34">Select "All Columns" or a specific column from the dropdown and click "Stats" to view data quality metrics (e.g., null count, unique values, min/max, outliers for numeric columns).</text:p>
            </text:list-item>
          </text:list>
        </text:list-item>
        <text:list-item>
          <text:p text:style-name="P34"><text:span text:style-name="T5">Pagination</text:span>:</text:p>
          <text:list>
            <text:list-item>
              <text:p text:style-name="P34">Use the "Back" and "Next" buttons to navigate through pages of results.</text:p>
            </text:list-item>
            <text:list-item>
              <text:p text:style-name="P34">Pagination is disabled when using pivot tables.</text:p>
            </text:list-item>
          </text:list>
        </text:list-item>
        <text:list-item>
          <text:p text:style-name="P34"><text:span text:style-name="T5">Qlik Selections</text:span>:</text:p>
          <text:list>
            <text:list-item>
              <text:p text:style-name="P34">Select values in mapped Qlik fields (e.g., select "West" in the <text:span text:style-name="T6">Region</text:span> field) to filter the table.</text:p>
            </text:list-item>
            <text:list-item>
              <text:p text:style-name="P34">KPIs update to show matched and unmatched record counts.</text:p>
            </text:list-item>
          </text:list>
        </text:list-item>
        <text:list-item>
          <text:p text:style-name="P34"><text:span text:style-name="T5">View Results</text:span>:</text:p>
          <text:list>
            <text:list-item>
              <text:p text:style-name="P34">The table displays the data with KPIs above it (e.g., Total Records, Last Refreshed, Matched Records, Unmatched Records).</text:p>
            </text:list-item>
            <text:list-item>
              <text:p text:style-name="P35">Columns with active Qlik selections are bolded and underlined.</text:p>
            </text:list-item>
          </text:list>
        </text:list-item>
      </text:list>
      <text:p text:style-name="P3"/>
      <text:p text:style-name="P4">5. Professional Development and Verifications</text:p>
      <text:p text:style-name="P6">This extension has been developed with a focus on reliability, security, and user experience. Below are the key verifications and controls implemented to ensure professional quality.</text:p>
      <text:p text:style-name="P7">5.1 Qlik Verifications and Updates</text:p>
      <text:list text:style-name="L16">
        <text:list-item>
          <text:p text:style-name="P36"><text:soft-page-break/><text:span text:style-name="T5">Syntax Validation</text:span>:</text:p>
          <text:list>
            <text:list-item>
              <text:p text:style-name="P36">The <text:span text:style-name="T6">duckdb2.js</text:span> script was validated using ESLint to ensure no syntax errors. A specific issue in the <text:span text:style-name="T6">initDuckDB</text:span> function (<text:span text:style-name="T6">CREATE OR REMOVE TABLE</text:span> was corrected to <text:span text:style-name="T6">CREATE OR REPLACE TABLE</text:span>) was fixed.</text:p>
            </text:list-item>
            <text:list-item>
              <text:p text:style-name="P36">A syntax error in the <text:span text:style-name="T6">duckdb2.qext</text:span> file causing a 442 error ("Failed to load extension") was resolved by correcting the file’s JSON structure.</text:p>
            </text:list-item>
          </text:list>
        </text:list-item>
        <text:list-item>
          <text:p text:style-name="P36"><text:span text:style-name="T5">Loading Message Fix</text:span>:</text:p>
          <text:list>
            <text:list-item>
              <text:p text:style-name="P36">Addressed a flash of the "data loading" message after clicking the "Refresh Data" button by introducing a <text:span text:style-name="T6">justRefreshed</text:span> flag. This ensures the message only appears when necessary, improving the user experience.</text:p>
            </text:list-item>
          </text:list>
        </text:list-item>
        <text:list-item>
          <text:p text:style-name="P36"><text:span text:style-name="T5">Duplicate Rendering Fix</text:span>:</text:p>
          <text:list>
            <text:list-item>
              <text:p text:style-name="P36">Fixed an issue where the title, subtitle, and footnote were rendered twice (inside and outside the object). The extension now relies on Qlik Sense’s native rendering (<text:span text:style-name="T6">showTitles</text:span> property) to display these elements outside the object, ensuring consistency with other Qlik objects.</text:p>
            </text:list-item>
          </text:list>
        </text:list-item>
        <text:list-item>
          <text:p text:style-name="P36"><text:span text:style-name="T5">Compatibility</text:span>:</text:p>
          <text:list>
            <text:list-item>
              <text:p text:style-name="P36">Tested with Qlik Sense versions up to March 2025. The extension uses modern JavaScript features (<text:span text:style-name="T6">Promise</text:span>, <text:span text:style-name="T6">async/await</text:span>, <text:span text:style-name="T6">fetch</text:span>) supported in recent Qlik Sense releases. For older versions (pre-2018), compatibility adjustments may be needed.</text:p>
            </text:list-item>
          </text:list>
        </text:list-item>
        <text:list-item>
          <text:p text:style-name="P36"><text:span text:style-name="T5">Error Handling</text:span>:</text:p>
          <text:list>
            <text:list-item>
              <text:p text:style-name="P36">Added detailed error messages for common issues (e.g., "Error: Missing DuckDB or Arrow library URLs," "No valid files could be loaded," "File type mismatch").</text:p>
            </text:list-item>
            <text:list-item>
              <text:p text:style-name="P37">Historical Qlik Community issues (e.g., 442 error in QlikView 11 SR1) were reviewed, and similar issues in Qlik Sense were mitigated through proper extension loading checks.</text:p>
            </text:list-item>
          </text:list>
        </text:list-item>
      </text:list>
      <text:p text:style-name="P7"><text:soft-page-break/>5.2 Security Checks and Controls</text:p>
      <text:list text:style-name="L17">
        <text:list-item>
          <text:p text:style-name="P38"><text:span text:style-name="T5">URL Validation</text:span>:</text:p>
          <text:list>
            <text:list-item>
              <text:p text:style-name="P38">All dependency URLs (DuckDB WASM, Worker, Arrow JS) must start with <text:span text:style-name="T6">https://</text:span> to ensure secure connections. Invalid URLs trigger an error: "Error: Missing DuckDB or Arrow library URLs."</text:p>
            </text:list-item>
          </text:list>
        </text:list-item>
        <text:list-item>
          <text:p text:style-name="P38"><text:span text:style-name="T5">File Type Validation</text:span>:</text:p>
          <text:list>
            <text:list-item>
              <text:p text:style-name="P38">The extension checks if the declared file type (e.g., Parquet) matches the URL extension (e.g., <text:span text:style-name="T6">.parquet</text:span>). Mismatches result in an error: "File type mismatch: [file URL] (declared as [type], appears to be [inferred type])."</text:p>
            </text:list-item>
          </text:list>
        </text:list-item>
        <text:list-item>
          <text:p text:style-name="P38"><text:span text:style-name="T5">File Size Limits</text:span>:</text:p>
          <text:list>
            <text:list-item>
              <text:p text:style-name="P38">Files exceeding the Max RAM setting (default: 4 GB) trigger a confirmation prompt: "File size ([size] MB) exceeds RAM limit ([maxRam] GB). Continue loading [file URL]?"</text:p>
            </text:list-item>
            <text:list-item>
              <text:p text:style-name="P38">Skipped files are listed in a warning: "Warning: Skipped [count] file(s) due to size exceeding [maxRam]GB: [file names]."</text:p>
            </text:list-item>
          </text:list>
        </text:list-item>
        <text:list-item>
          <text:p text:style-name="P38"><text:span text:style-name="T5">Network and CORS Checks</text:span>:</text:p>
          <text:list>
            <text:list-item>
              <text:p text:style-name="P38">The extension performs a <text:span text:style-name="T6">HEAD</text:span> request to verify file accessibility before loading. Failed requests result in a warning: "Skipped [file URL] (HEAD failed)."</text:p>
            </text:list-item>
            <text:list-item>
              <text:p text:style-name="P38">Fetch failures (e.g., due to CORS or network issues) display an error: "Error: Failed to fetch file [file URL]. Check the URL or network."</text:p>
            </text:list-item>
          </text:list>
        </text:list-item>
        <text:list-item>
          <text:p text:style-name="P38"><text:span text:style-name="T5">Query Timeout</text:span>:</text:p>
          <text:list>
            <text:list-item>
              <text:p text:style-name="P38">A configurable query timeout (default: 60,000 ms) prevents long-running queries from hanging the browser. Timeout errors display as: "[File type] load timeout for [file name]."</text:p>
            </text:list-item>
          </text:list>
        </text:list-item>
        <text:list-item>
          <text:p text:style-name="P38"><text:span text:style-name="T5">Trusted Sources</text:span>:</text:p>
          <text:list>
            <text:list-item>
              <text:p text:style-name="P39"><text:soft-page-break/>Only use trusted file URLs, as data is processed in the browser. The extension does not execute server-side code, reducing server-side security risks.</text:p>
            </text:list-item>
          </text:list>
        </text:list-item>
      </text:list>
      <text:p text:style-name="P7">5.3 Performance Controls</text:p>
      <text:list text:style-name="L18">
        <text:list-item>
          <text:p text:style-name="P40"><text:span text:style-name="T5">Max RAM Setting</text:span>: Limits memory usage to prevent browser crashes (default: 4 GB).</text:p>
        </text:list-item>
        <text:list-item>
          <text:p text:style-name="P40"><text:span text:style-name="T5">Max Query Rows</text:span>: Caps the number of rows returned by custom SQL queries to avoid performance issues (default: 0, meaning no limit).</text:p>
        </text:list-item>
        <text:list-item>
          <text:p text:style-name="P40"><text:span text:style-name="T5">Pagination</text:span>: Reduces rendering load by displaying data in pages (default: 25 rows per page).</text:p>
        </text:list-item>
        <text:list-item>
          <text:p text:style-name="P41"><text:span text:style-name="T5">Debug Logging</text:span>: Optional debug logs provide detailed timing and error information for administrators (e.g., "Total load time: [time]ms").</text:p>
        </text:list-item>
      </text:list>
      <text:p text:style-name="P7">5.4 Warning and Error Messages</text:p>
      <text:list text:style-name="L19">
        <text:list-item>
          <text:p text:style-name="P42"><text:span text:style-name="T5">Missing Dependencies</text:span>: "Error: Missing DuckDB or Arrow library URLs. Please configure them in the Dependencies section."</text:p>
        </text:list-item>
        <text:list-item>
          <text:p text:style-name="P42"><text:span text:style-name="T5">No Files Selected</text:span>: "Please select at least one file to display in the Data Source section."</text:p>
        </text:list-item>
        <text:list-item>
          <text:p text:style-name="P42"><text:span text:style-name="T5">No Valid Files Loaded</text:span>: "No valid files could be loaded. Check file URLs and permissions."</text:p>
        </text:list-item>
        <text:list-item>
          <text:p text:style-name="P42"><text:span text:style-name="T5">File Type Mismatch</text:span>: "Error: File type mismatch: [file URL] (declared as [type], appears to be [inferred type])."</text:p>
        </text:list-item>
        <text:list-item>
          <text:p text:style-name="P42"><text:span text:style-name="T5">Fetch Failure</text:span>: "Error: Failed to fetch file [file URL]. Check the URL or network."</text:p>
        </text:list-item>
        <text:list-item>
          <text:p text:style-name="P42"><text:span text:style-name="T5">No Mappings</text:span>: "No Qlik field mappings defined—running as standalone query tool."</text:p>
        </text:list-item>
        <text:list-item>
          <text:p text:style-name="P42"><text:span text:style-name="T5">Skipped Files</text:span>: "Warning: Skipped [count] file(s) due to size exceeding [maxRam]GB: [file names]."</text:p>
        </text:list-item>
        <text:list-item>
          <text:p text:style-name="P43"><text:span text:style-name="T5">SQL Errors</text:span>: "SQL Error: [error message]" (displayed in the table when a custom SQL query fails).</text:p>
        </text:list-item>
      </text:list>
      <text:p text:style-name="P3"><text:soft-page-break/></text:p>
      <text:p text:style-name="P4">6. Troubleshooting</text:p>
      <text:p text:style-name="P7">"Error Loading Data" Message</text:p>
      <text:list text:style-name="L20">
        <text:list-item>
          <text:p text:style-name="P44"><text:span text:style-name="T5">Check the File URL</text:span>:</text:p>
          <text:list>
            <text:list-item>
              <text:p text:style-name="P44">Ensure the URL is correct and publicly accessible (e.g., test in a browser or with <text:span text:style-name="T6">curl</text:span>).</text:p>
            </text:list-item>
            <text:list-item>
              <text:p text:style-name="P44">Verify the URL uses <text:span text:style-name="T6">https://</text:span> and returns a valid file.</text:p>
            </text:list-item>
          </text:list>
        </text:list-item>
        <text:list-item>
          <text:p text:style-name="P44"><text:span text:style-name="T5">CORS Issues</text:span>:</text:p>
          <text:list>
            <text:list-item>
              <text:p text:style-name="P44">Confirm the server hosting the file allows CORS access from Qlik Cloud. Contact your administrator to adjust CORS headers if needed.</text:p>
            </text:list-item>
          </text:list>
        </text:list-item>
        <text:list-item>
          <text:p text:style-name="P44"><text:span text:style-name="T5">Network Issues</text:span>:</text:p>
          <text:list>
            <text:list-item>
              <text:p text:style-name="P45">Check your internet connection. Open the browser’s developer console (F12) and look for failed network requests in the "Network" tab.</text:p>
            </text:list-item>
          </text:list>
        </text:list-item>
      </text:list>
      <text:p text:style-name="P7">Table Not Showing</text:p>
      <text:list text:style-name="L21">
        <text:list-item>
          <text:p text:style-name="P46"><text:span text:style-name="T5">Field Mappings</text:span>:</text:p>
          <text:list>
            <text:list-item>
              <text:p text:style-name="P46">Ensure field mappings match the file’s column names (case-sensitive).</text:p>
            </text:list-item>
            <text:list-item>
              <text:p text:style-name="P46">If no mappings are defined, the extension runs in standalone mode, and a warning appears: "No Qlik field mappings defined—running as standalone query tool."</text:p>
            </text:list-item>
          </text:list>
        </text:list-item>
        <text:list-item>
          <text:p text:style-name="P46"><text:span text:style-name="T5">Empty File</text:span>:</text:p>
          <text:list>
            <text:list-item>
              <text:p text:style-name="P46">Verify the file contains data. Empty files display: "No matching records found."</text:p>
            </text:list-item>
          </text:list>
        </text:list-item>
        <text:list-item>
          <text:p text:style-name="P46"><text:span text:style-name="T5">File Type Mismatch</text:span>:</text:p>
          <text:list>
            <text:list-item>
              <text:p text:style-name="P47">Check for a "File type mismatch" error in the extension. Correct the file type in the properties panel to match the URL extension.</text:p>
            </text:list-item>
          </text:list>
        </text:list-item>
      </text:list>
      <text:p text:style-name="P7">Slow Performance</text:p>
      <text:list text:style-name="L22">
        <text:list-item>
          <text:p text:style-name="P48"><text:soft-page-break/><text:span text:style-name="T5">Reduce Rows per Page</text:span>:</text:p>
          <text:list>
            <text:list-item>
              <text:p text:style-name="P48">Lower the "Rows per Page" setting (e.g., from 25 to 10) for faster rendering.</text:p>
            </text:list-item>
          </text:list>
        </text:list-item>
        <text:list-item>
          <text:p text:style-name="P48"><text:span text:style-name="T5">Use Smaller Files</text:span>:</text:p>
          <text:list>
            <text:list-item>
              <text:p text:style-name="P48">If possible, use a smaller file to reduce memory usage.</text:p>
            </text:list-item>
          </text:list>
        </text:list-item>
        <text:list-item>
          <text:p text:style-name="P48"><text:span text:style-name="T5">Adjust Max RAM</text:span>:</text:p>
          <text:list>
            <text:list-item>
              <text:p text:style-name="P48">Increase the "Max RAM" setting if your browser can handle more memory (e.g., from 4 GB to 8 GB).</text:p>
            </text:list-item>
          </text:list>
        </text:list-item>
        <text:list-item>
          <text:p text:style-name="P48"><text:span text:style-name="T5">Query Timeout</text:span>:</text:p>
          <text:list>
            <text:list-item>
              <text:p text:style-name="P49">If queries time out, increase the "Query Timeout" setting (e.g., from 60,000 ms to 90,000 ms).</text:p>
            </text:list-item>
          </text:list>
        </text:list-item>
      </text:list>
      <text:p text:style-name="P7">Duplicate Title/Subtitle/Footnote</text:p>
      <text:list text:style-name="L23">
        <text:list-item>
          <text:p text:style-name="P50">This issue was fixed in the March 29, 2025 update. The extension now uses Qlik Sense’s native rendering for the title, subtitle, and footnote (controlled by the "Show Titles" property). Ensure "Show Titles" is enabled to display these elements outside the object.</text:p>
        </text:list-item>
      </text:list>
      <text:p text:style-name="P7">"Data Loading" Message Flashing</text:p>
      <text:list text:style-name="L24">
        <text:list-item>
          <text:p text:style-name="P51">This issue was resolved in the March 29, 2025 update. The "Refresh Data" button now prevents the loading message from flashing by caching the data and skipping unnecessary reloads.</text:p>
        </text:list-item>
      </text:list>
      <text:p text:style-name="P7">Console Logs</text:p>
      <text:list text:style-name="L25">
        <text:list-item>
          <text:p text:style-name="P52"><text:span text:style-name="T5">Normal Operation</text:span>: Minimal logs are shown unless "Enable Debug Logging" is turned on. You may see warnings or errors if issues occur (e.g., "Fetch failed: [error]").</text:p>
        </text:list-item>
        <text:list-item>
          <text:p text:style-name="P53"><text:span text:style-name="T5">Debug Mode</text:span>: When enabled, detailed logs provide timing and error information (e.g., "Total load time: [time]ms"). Contact your administrator to review these logs if needed.</text:p>
        </text:list-item>
      </text:list>
      <text:p text:style-name="P7"><text:soft-page-break/>Extension Not Loading (442 Error)</text:p>
      <text:list text:style-name="L26">
        <text:list-item>
          <text:p text:style-name="P54">This issue was fixed in the March 29, 2025 update. A syntax error in the <text:span text:style-name="T6">duckdb2.qext</text:span> file was corrected, ensuring the extension loads properly. If the error persists:</text:p>
          <text:list>
            <text:list-item>
              <text:p text:style-name="P54">Verify the extension was uploaded correctly in the Qlik Management Console.</text:p>
            </text:list-item>
            <text:list-item>
              <text:p text:style-name="P55">Check the Qlik Sense server logs for more details (e.g., <text:span text:style-name="T6">C:\ProgramData\Qlik\Sense\Log\Engine</text:span>).</text:p>
            </text:list-item>
          </text:list>
        </text:list-item>
      </text:list>
      <text:p text:style-name="P3"/>
      <text:p text:style-name="P4">7. Technical Notes</text:p>
      <text:p text:style-name="P7">Dependencies</text:p>
      <text:list text:style-name="L27">
        <text:list-item>
          <text:p text:style-name="P56"><text:span text:style-name="T5">DuckDB WASM</text:span>: Embedded SQL engine for querying files in the browser. Provides high-performance data processing.</text:p>
        </text:list-item>
        <text:list-item>
          <text:p text:style-name="P57"><text:span text:style-name="T5">Apache Arrow</text:span>: Data format for efficient in-memory processing, enabling fast data transfers and queries.</text:p>
        </text:list-item>
      </text:list>
      <text:p text:style-name="P7">Browser Support</text:p>
      <text:list text:style-name="L28">
        <text:list-item>
          <text:p text:style-name="P58">Works in modern browsers (Chrome, Edge, Firefox, Safari, Opera) with WebAssembly support. Ensure your browser is up to date for the best experience.</text:p>
        </text:list-item>
      </text:list>
      <text:p text:style-name="P7">Security</text:p>
      <text:list text:style-name="L29">
        <text:list-item>
          <text:p text:style-name="P59"><text:span text:style-name="T5">Trusted Sources</text:span>: Only use trusted file URLs, as data is processed in the browser. The extension does not execute server-side code.</text:p>
        </text:list-item>
        <text:list-item>
          <text:p text:style-name="P59"><text:span text:style-name="T5">HTTPS Enforcement</text:span>: All dependency URLs must use <text:span text:style-name="T6">https://</text:span> to ensure secure connections.</text:p>
        </text:list-item>
        <text:list-item>
          <text:p text:style-name="P60"><text:span text:style-name="T5">CORS</text:span>: Files must be hosted on servers that allow CORS access from Qlik Cloud.</text:p>
        </text:list-item>
      </text:list>
      <text:p text:style-name="P7">Performance</text:p>
      <text:list text:style-name="L30">
        <text:list-item>
          <text:p text:style-name="P61"><text:soft-page-break/>The extension uses DuckDB’s in-browser processing, which is memory-intensive for large files. Adjust the "Max RAM" and "Rows per Page" settings to optimize performance.</text:p>
        </text:list-item>
      </text:list>
      <text:p text:style-name="P5">Browser Performance Hints</text:p>
      <text:p text:style-name="P6">The DuckDB Parquet Extension relies on WebAssembly, in-memory processing, and JavaScript execution, which can be resource-intensive. Below are browser-specific tips to maximize performance in Microsoft Edge, Google Chrome, and Opera.</text:p>
      <text:p text:style-name="P7">Microsoft Edge</text:p>
      <text:list text:style-name="L31">
        <text:list-item>
          <text:p text:style-name="P62"><text:span text:style-name="T5">Enable Hardware Acceleration</text:span>:</text:p>
          <text:list>
            <text:list-item>
              <text:p text:style-name="P62">Go to <text:span text:style-name="T6">Settings</text:span> &gt; <text:span text:style-name="T6">System and performance</text:span>.</text:p>
            </text:list-item>
            <text:list-item>
              <text:p text:style-name="P62">Ensure "Use hardware acceleration when available" is turned on. This leverages your GPU for faster WebAssembly and rendering performance.</text:p>
            </text:list-item>
            <text:list-item>
              <text:p text:style-name="P62">Restart Edge after enabling.</text:p>
            </text:list-item>
          </text:list>
        </text:list-item>
        <text:list-item>
          <text:p text:style-name="P62"><text:span text:style-name="T5">Optimize Memory Usage</text:span>:</text:p>
          <text:list>
            <text:list-item>
              <text:p text:style-name="P62">Open <text:span text:style-name="T6">edge://flags</text:span> in the address bar.</text:p>
            </text:list-item>
            <text:list-item>
              <text:p text:style-name="P62">Search for "Memory Saver" and enable it. This frees up memory from inactive tabs, ensuring more resources are available for the extension.</text:p>
            </text:list-item>
            <text:list-item>
              <text:p text:style-name="P62">Restart Edge to apply the change.</text:p>
            </text:list-item>
          </text:list>
        </text:list-item>
        <text:list-item>
          <text:p text:style-name="P62"><text:span text:style-name="T5">Disable Unnecessary Extensions</text:span>:</text:p>
          <text:list>
            <text:list-item>
              <text:p text:style-name="P62">Go to <text:span text:style-name="T6">Settings</text:span> &gt; <text:span text:style-name="T6">Extensions</text:span>.</text:p>
            </text:list-item>
            <text:list-item>
              <text:p text:style-name="P62">Disable or remove extensions that consume significant CPU or memory (e.g., ad blockers, video downloaders), as they can interfere with DuckDB’s processing.</text:p>
            </text:list-item>
          </text:list>
        </text:list-item>
        <text:list-item>
          <text:p text:style-name="P62"><text:span text:style-name="T5">Enable Performance Mode</text:span>:</text:p>
          <text:list>
            <text:list-item>
              <text:p text:style-name="P62">Go to <text:span text:style-name="T6">Settings</text:span> &gt; <text:span text:style-name="T6">System and performance</text:span>.</text:p>
            </text:list-item>
            <text:list-item>
              <text:p text:style-name="P62">Turn on "Efficiency mode" to reduce CPU usage, but if performance is still slow, switch to "Performance" mode (available in Edge versions 112+).</text:p>
            </text:list-item>
          </text:list>
        </text:list-item>
        <text:list-item>
          <text:p text:style-name="P62"><text:soft-page-break/><text:span text:style-name="T5">Clear Cache Regularly</text:span>:</text:p>
          <text:list>
            <text:list-item>
              <text:p text:style-name="P62">Go to <text:span text:style-name="T6">Settings</text:span> &gt; <text:span text:style-name="T6">Privacy, search, and services</text:span> &gt; <text:span text:style-name="T6">Choose what to clear</text:span> under "Clear browsing data."</text:p>
            </text:list-item>
            <text:list-item>
              <text:p text:style-name="P63">Select "Cached images and files" and clear. A large cache can slow down JavaScript execution.</text:p>
            </text:list-item>
          </text:list>
        </text:list-item>
      </text:list>
      <text:p text:style-name="P7">Google Chrome</text:p>
      <text:list text:style-name="L32">
        <text:list-item>
          <text:p text:style-name="P64"><text:span text:style-name="T5">Enable Hardware Acceleration</text:span>:</text:p>
          <text:list>
            <text:list-item>
              <text:p text:style-name="P64">Go to <text:span text:style-name="T6">Settings</text:span> &gt; <text:span text:style-name="T6">System</text:span>.</text:p>
            </text:list-item>
            <text:list-item>
              <text:p text:style-name="P64">Ensure "Use hardware acceleration when available" is enabled. This improves WebAssembly performance and table rendering.</text:p>
            </text:list-item>
            <text:list-item>
              <text:p text:style-name="P64">Restart Chrome after enabling.</text:p>
            </text:list-item>
          </text:list>
        </text:list-item>
        <text:list-item>
          <text:p text:style-name="P64"><text:span text:style-name="T5">Use Memory Saver</text:span>:</text:p>
          <text:list>
            <text:list-item>
              <text:p text:style-name="P64">Go to <text:span text:style-name="T6">Settings</text:span> &gt; <text:span text:style-name="T6">Performance</text:span>.</text:p>
            </text:list-item>
            <text:list-item>
              <text:p text:style-name="P64">Enable "Memory Saver" to free up memory from inactive tabs, ensuring DuckDB has enough resources for in-memory processing.</text:p>
            </text:list-item>
            <text:list-item>
              <text:p text:style-name="P64">Set to "High" for maximum memory efficiency.</text:p>
            </text:list-item>
          </text:list>
        </text:list-item>
        <text:list-item>
          <text:p text:style-name="P64"><text:span text:style-name="T5">Optimize JavaScript Execution</text:span>:</text:p>
          <text:list>
            <text:list-item>
              <text:p text:style-name="P64">Open <text:span text:style-name="T6">chrome://flags</text:span> in the address bar.</text:p>
            </text:list-item>
            <text:list-item>
              <text:p text:style-name="P64">Search for "JavaScript" and enable "JavaScript compiler optimizations" (if available). This can speed up the extension’s JavaScript-heavy operations.</text:p>
            </text:list-item>
            <text:list-item>
              <text:p text:style-name="P64">Restart Chrome to apply the change.</text:p>
            </text:list-item>
          </text:list>
        </text:list-item>
        <text:list-item>
          <text:p text:style-name="P64"><text:span text:style-name="T5">Disable Resource-Heavy Extensions</text:span>:</text:p>
          <text:list>
            <text:list-item>
              <text:p text:style-name="P64">Go to <text:span text:style-name="T6">Settings</text:span> &gt; <text:span text:style-name="T6">Extensions</text:span>.</text:p>
            </text:list-item>
            <text:list-item>
              <text:p text:style-name="P64">Disable extensions that use significant CPU or memory (e.g., script blockers, VPNs), as they can slow down WebAssembly and JavaScript execution.</text:p>
            </text:list-item>
          </text:list>
        </text:list-item>
        <text:list-item>
          <text:p text:style-name="P64"><text:span text:style-name="T5">Enable Preload Pages</text:span>:</text:p>
          <text:list>
            <text:list-item>
              <text:p text:style-name="P64"><text:soft-page-break/>Go to <text:span text:style-name="T6">Settings</text:span> &gt; <text:span text:style-name="T6">Privacy and security</text:span> &gt; <text:span text:style-name="T6">Cookies and other site data</text:span>.</text:p>
            </text:list-item>
            <text:list-item>
              <text:p text:style-name="P64">Turn on "Preload pages for faster browsing and searching." This can speed up file fetching and dependency loading.</text:p>
            </text:list-item>
          </text:list>
        </text:list-item>
        <text:list-item>
          <text:p text:style-name="P64"><text:span text:style-name="T5">Clear Cache and Reduce Memory Footprint</text:span>:</text:p>
          <text:list>
            <text:list-item>
              <text:p text:style-name="P64">Go to <text:span text:style-name="T6">Settings</text:span> &gt; <text:span text:style-name="T6">Privacy and security</text:span> &gt; <text:span text:style-name="T6">Clear browsing data</text:span>.</text:p>
            </text:list-item>
            <text:list-item>
              <text:p text:style-name="P65">Select "Cached images and files" and clear. A bloated cache can impact performance.</text:p>
            </text:list-item>
          </text:list>
        </text:list-item>
      </text:list>
      <text:p text:style-name="P7">Opera</text:p>
      <text:list text:style-name="L33">
        <text:list-item>
          <text:p text:style-name="P66"><text:span text:style-name="T5">Enable Hardware Acceleration</text:span>:</text:p>
          <text:list>
            <text:list-item>
              <text:p text:style-name="P66">Go to <text:span text:style-name="T6">Settings</text:span> (or <text:span text:style-name="T6">opera://settings</text:span>).</text:p>
            </text:list-item>
            <text:list-item>
              <text:p text:style-name="P66">Scroll to <text:span text:style-name="T6">System</text:span> and ensure "Use hardware acceleration when available" is enabled. This optimizes WebAssembly and rendering performance.</text:p>
            </text:list-item>
            <text:list-item>
              <text:p text:style-name="P66">Restart Opera after enabling.</text:p>
            </text:list-item>
          </text:list>
        </text:list-item>
        <text:list-item>
          <text:p text:style-name="P66"><text:span text:style-name="T5">Turn On Battery Saver</text:span>:</text:p>
          <text:list>
            <text:list-item>
              <text:p text:style-name="P66">Go to <text:span text:style-name="T6">Settings</text:span> &gt; <text:span text:style-name="T6">Features</text:span>.</text:p>
            </text:list-item>
            <text:list-item>
              <text:p text:style-name="P66">Enable "Battery saver" to reduce background activity, but disable it if you notice a performance drop, as it may throttle JavaScript execution.</text:p>
            </text:list-item>
          </text:list>
        </text:list-item>
        <text:list-item>
          <text:p text:style-name="P66"><text:span text:style-name="T5">Optimize JavaScript Performance</text:span>:</text:p>
          <text:list>
            <text:list-item>
              <text:p text:style-name="P66">Open <text:span text:style-name="T6">opera://flags</text:span> in the address bar.</text:p>
            </text:list-item>
            <text:list-item>
              <text:p text:style-name="P66">Search for "V8" (Opera uses Chrome’s V8 JavaScript engine) and enable any experimental optimizations like "V8 Ignition" or "TurboFan" if available. These can improve JavaScript execution for the extension.</text:p>
            </text:list-item>
            <text:list-item>
              <text:p text:style-name="P66">Restart Opera to apply changes.</text:p>
            </text:list-item>
          </text:list>
        </text:list-item>
        <text:list-item>
          <text:p text:style-name="P66"><text:span text:style-name="T5">Disable Resource-Intensive Extensions</text:span>:</text:p>
          <text:list>
            <text:list-item>
              <text:p text:style-name="P66">Go to <text:span text:style-name="T6">Menu</text:span> &gt; <text:span text:style-name="T6">Extensions</text:span> &gt; <text:span text:style-name="T6">Manage Extensions</text:span>.</text:p>
            </text:list-item>
            <text:list-item>
              <text:p text:style-name="P66"><text:soft-page-break/>Disable extensions that consume high CPU or memory (e.g., ad blockers, sidebar apps), as they can interfere with DuckDB’s processing.</text:p>
            </text:list-item>
          </text:list>
        </text:list-item>
        <text:list-item>
          <text:p text:style-name="P66"><text:span text:style-name="T5">Enable Fast Tab Closing</text:span>:</text:p>
          <text:list>
            <text:list-item>
              <text:p text:style-name="P66">Go to <text:span text:style-name="T6">Settings</text:span> &gt; <text:span text:style-name="T6">Browser</text:span>.</text:p>
            </text:list-item>
            <text:list-item>
              <text:p text:style-name="P66">Turn on "Close tabs faster" to reduce memory usage when switching between tabs, freeing up resources for the extension.</text:p>
            </text:list-item>
          </text:list>
        </text:list-item>
        <text:list-item>
          <text:p text:style-name="P66"><text:span text:style-name="T5">Clear Cache</text:span>:</text:p>
          <text:list>
            <text:list-item>
              <text:p text:style-name="P66">Go to <text:span text:style-name="T6">Settings</text:span> &gt; <text:span text:style-name="T6">Privacy &amp; security</text:span> &gt; <text:span text:style-name="T6">Clear browsing data</text:span>.</text:p>
            </text:list-item>
            <text:list-item>
              <text:p text:style-name="P67">Select "Cached images and files" and clear. This ensures Opera isn’t slowed down by a large cache.</text:p>
            </text:list-item>
          </text:list>
        </text:list-item>
      </text:list>
      <text:p text:style-name="P7">General Tips for All Browsers</text:p>
      <text:list text:style-name="L34">
        <text:list-item>
          <text:p text:style-name="P68"><text:span text:style-name="T5">Update Your Browser</text:span>: Ensure you’re using the latest version of Edge, Chrome, or Opera, as updates often include performance improvements for WebAssembly and JavaScript.</text:p>
        </text:list-item>
        <text:list-item>
          <text:p text:style-name="P68"><text:span text:style-name="T5">Close Unnecessary Tabs</text:span>: Each open tab consumes memory and CPU. Close unused tabs to free up resources for the extension.</text:p>
        </text:list-item>
        <text:list-item>
          <text:p text:style-name="P68"><text:span text:style-name="T5">Monitor Resource Usage</text:span>:</text:p>
          <text:list>
            <text:list-item>
              <text:p text:style-name="P68">Use the browser’s task manager (Shift + Esc in Edge/Chrome, or <text:span text:style-name="T6">opera://system</text:span> in Opera) to identify and close tabs or extensions using excessive CPU or memory.</text:p>
            </text:list-item>
          </text:list>
        </text:list-item>
        <text:list-item>
          <text:p text:style-name="P68"><text:span text:style-name="T5">Use a High-Performance Device</text:span>: The extension performs best on devices with at least 8 GB of RAM and a modern CPU (e.g., Intel i5 or equivalent). For large files, consider increasing the "Max RAM" setting in the extension properties.</text:p>
        </text:list-item>
        <text:list-item>
          <text:p text:style-name="P69"><text:span text:style-name="T5">Stable Internet Connection</text:span>: A fast and stable internet connection ensures quick file fetching. Use a wired connection or a strong Wi-Fi signal to minimize latency.</text:p>
        </text:list-item>
      </text:list>
      <text:p text:style-name="P3"/>
      <text:p text:style-name="P4"><text:soft-page-break/>8. Copyright</text:p>
      <text:p text:style-name="P6">Displayed at the bottom of the extension, editable via the properties panel:</text:p>
      <text:p text:style-name="P70">"This Qlik Extension is shared in memory of Stuart Wannop, A Qlik Champion who would have enjoyed seeing this type of embedded object. Built with DuckDB WASM and Apache Arrow. Use of this extension is entirely at your own risk; no warranties are implied or inferred."</text:p>
      <text:p text:style-name="P3"/>
      <text:p text:style-name="P71">9. Notes on Changes</text:p>
      <text:list text:style-name="L35">
        <text:list-item>
          <text:p text:style-name="P72"><text:span text:style-name="T5">Date</text:span>: Updated to March 29, 2025, to reflect the latest version.</text:p>
        </text:list-item>
        <text:list-item>
          <text:p text:style-name="P72"><text:span text:style-name="T5">Qlik Verifications</text:span>: Added a detailed section on syntax fixes, error resolutions (e.g., 442 error, loading message flash, duplicate rendering), and compatibility checks.</text:p>
        </text:list-item>
        <text:list-item>
          <text:p text:style-name="P72"><text:span text:style-name="T5">Security Checks</text:span>: Expanded to include URL validation, file type checks, file size limits, and network/CORS handling.</text:p>
        </text:list-item>
        <text:list-item>
          <text:p text:style-name="P72"><text:span text:style-name="T5">Design Features</text:span>: Added pivot tables, sorting, custom SQL, column statistics, theme integration, and accessibility improvements.</text:p>
        </text:list-item>
        <text:list-item>
          <text:p text:style-name="P72"><text:span text:style-name="T5">Controls</text:span>: Highlighted query timeout, max RAM, max query rows, and detailed error/warning messages.</text:p>
        </text:list-item>
        <text:list-item>
          <text:p text:style-name="P72"><text:span text:style-name="T5">Troubleshooting</text:span>: Updated to reflect the latest fixes and provide actionable steps for common issues.</text:p>
        </text:list-item>
        <text:list-item>
          <text:p text:style-name="P72"><text:span text:style-name="T5">Dependencies</text:span>: Clarified the roles of DuckDB WASM and Apache Arrow.</text:p>
        </text:list-item>
        <text:list-item>
          <text:p text:style-name="P73"><text:span text:style-name="T5">Browser Performance Hints</text:span>: Added a new subsection with performance optimization tips for Microsoft Edge, Google Chrome, and Opera, focusing on hardware acceleration, memory management, and JavaScript execution.</text:p>
        </text:list-item>
      </text:list>
      <text:p text:style-name="P6">This user guide is designed to be accessible to non-developers while demonstrating the professional development process behind the extension. Let me know if you’d like further adjustments or additional details!</text:p>
      <text:p text:style-name="P74" loext:marker-style-name="T1"><text:soft-page-break/><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font-name="Calibri" fo:font-family="Calibri" style:font-family-generic="roman" style:font-pitch="variable" fo:font-size="11pt" fo:language="en" fo:country="US" style:font-size-asian="11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29T14:16:48.692844600</dc:date>
    <meta:editing-duration>PT1M2S</meta:editing-duration>
    <meta:editing-cycles>1</meta:editing-cycles>
    <meta:document-statistic meta:table-count="0" meta:image-count="1" meta:object-count="0" meta:page-count="20" meta:paragraph-count="301" meta:word-count="3956" meta:character-count="24837" meta:non-whitespace-character-count="21431"/>
    <meta:generator>LibreOffice/25.2.1.2$Windows_X86_64 LibreOffice_project/d3abf4aee5fd705e4a92bba33a32f40bc4e56f49</meta:generator>
  </office:meta>
</office:document-meta>
</file>